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margin-left="0cm" fo:margin-right="0cm" fo:text-align="center" fo:text-indent="-0.069cm"/>
    </style:style>
    <style:style style:name="P2" style:family="paragraph">
      <style:paragraph-properties fo:margin-left="0.084cm" fo:margin-right="0cm" fo:text-align="center" fo:text-indent="-0.069cm"/>
      <style:text-properties fo:font-style="italic" style:font-style-asian="italic" style:font-style-complex="italic"/>
    </style:style>
    <style:style style:name="P3" style:family="paragraph">
      <style:paragraph-properties fo:margin-left="0.084cm" fo:margin-right="0cm" fo:text-align="center" fo:text-indent="-0.069cm"/>
    </style:style>
    <style:style style:name="P4" style:family="paragraph">
      <style:paragraph-properties fo:margin-left="0.084cm" fo:margin-right="0cm" fo:text-align="center" fo:text-indent="-0.069cm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3" draw:id="id3" draw:layer="layout" svg:width="1.7cm" svg:height="1.2cm" svg:x="12.7cm" svg:y="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2" draw:layer="measurelines" svg:width="6.2cm" svg:height="1.1cm" svg:x="10.4cm" svg:y="10.8cm">
          <text:p text:style-name="P2"><text:span text:style-name="T1">CompositionFabric</text:span></text:p>
        </draw:rect>
        <draw:rect draw:style-name="gr2" draw:text-style-name="P3" xml:id="id4" draw:id="id4" draw:layer="measurelines" svg:width="6.2cm" svg:height="1.1cm" svg:x="10.4cm" svg:y="11.9cm">
          <text:p text:style-name="P3">GetComposition()</text:p>
        </draw:rect>
        <draw:rect draw:style-name="gr2" draw:text-style-name="P4" draw:layer="measurelines" svg:width="10cm" svg:height="1.1cm" svg:x="2.8cm" svg:y="18.5cm">
          <text:p text:style-name="P4"><text:span text:style-name="T2">BubbleSortFabric</text:span></text:p>
        </draw:rect>
        <draw:rect draw:style-name="gr2" draw:text-style-name="P3" draw:layer="measurelines" svg:width="10cm" svg:height="1.1cm" svg:x="2.8cm" svg:y="19.6cm">
          <text:p text:style-name="P4"><text:span text:style-name="T2">BubbleSortFabric(initializer)</text:span></text:p>
        </draw:rect>
        <draw:rect draw:style-name="gr2" draw:text-style-name="P4" draw:layer="measurelines" svg:width="10cm" svg:height="1.1cm" svg:x="14.1cm" svg:y="18.5cm">
          <text:p text:style-name="P4"><text:span text:style-name="T2">InsertionSortFabric</text:span></text:p>
        </draw:rect>
        <draw:rect draw:style-name="gr2" draw:text-style-name="P3" draw:layer="measurelines" svg:width="10cm" svg:height="1.1cm" svg:x="14.1cm" svg:y="19.6cm">
          <text:p text:style-name="P3"><text:span text:style-name="T2">InsertionSortFabric</text:span>(initializer)</text:p>
        </draw:rect>
        <draw:line draw:style-name="gr3" draw:text-style-name="P3" xml:id="id1" draw:id="id1" draw:layer="measurelines" svg:x1="7.9cm" svg:y1="18.5cm" svg:x2="7.9cm" svg:y2="17.2cm">
          <text:p/>
        </draw:line>
        <draw:line draw:style-name="gr3" draw:text-style-name="P3" xml:id="id2" draw:id="id2" draw:layer="measurelines" svg:x1="18.9cm" svg:y1="18.5cm" svg:x2="18.9cm" svg:y2="17.2cm">
          <text:p/>
        </draw:line>
        <draw:connector draw:style-name="gr3" draw:text-style-name="P3" draw:layer="measurelines" draw:type="line" svg:x1="7.9cm" svg:y1="17.2cm" svg:x2="18.9cm" svg:y2="17.2cm" draw:start-shape="id1" draw:start-glue-point="0" draw:end-shape="id2" draw:end-glue-point="0" svg:d="M7900 17200h11000">
          <text:p/>
        </draw:connector>
        <draw:connector draw:style-name="gr3" draw:text-style-name="P3" draw:layer="measurelines" draw:type="line" svg:x1="13.55cm" svg:y1="16cm" svg:x2="13.5cm" svg:y2="13cm" draw:start-shape="id3" draw:start-glue-point="4" draw:end-shape="id4" draw:end-glue-point="2" svg:d="M13550 16000l-50-3000">
          <text:p/>
        </draw:connector>
        <draw:connector draw:style-name="gr3" draw:text-style-name="P3" draw:layer="measurelines" draw:type="line" svg:x1="18.9cm" svg:y1="17.2cm" svg:x2="24.65cm" svg:y2="17.207cm" draw:start-shape="id2" draw:start-glue-point="0" svg:d="M18900 17200l5750 7">
          <text:p/>
        </draw:connector>
        <draw:custom-shape draw:style-name="gr4" draw:text-style-name="P3" xml:id="id5" draw:id="id5" draw:layer="measurelines" svg:width="0.8cm" svg:height="0.5cm" svg:x="16.6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6" draw:id="id6" draw:layer="measurelines" svg:width="12.2cm" svg:height="1.1cm" svg:x="30.2cm" svg:y="17cm">
          <text:p text:style-name="P2"><text:span text:style-name="T1">Composition</text:span></text:p>
        </draw:rect>
        <draw:connector draw:style-name="gr5" draw:text-style-name="P3" draw:layer="measurelines" svg:x1="17.4cm" svg:y1="11.85cm" svg:x2="36.3cm" svg:y2="17cm" draw:start-shape="id5" draw:start-glue-point="7" draw:end-shape="id6" draw:end-glue-point="0" svg:d="M17400 11850h18900v5150">
          <text:p/>
        </draw:connector>
        <draw:rect draw:style-name="gr2" draw:text-style-name="P4" xml:id="id7" draw:id="id7" draw:layer="measurelines" svg:width="13.9cm" svg:height="1.1cm" svg:x="21.8cm" svg:y="24.7cm">
          <text:p text:style-name="P4"><text:span text:style-name="T2">BubbleSortComposition</text:span></text:p>
        </draw:rect>
        <draw:rect draw:style-name="gr2" draw:text-style-name="P3" draw:layer="measurelines" svg:width="13.9cm" svg:height="1.1cm" svg:x="21.8cm" svg:y="25.8cm">
          <text:p text:style-name="P4"><text:span text:style-name="T2">BubbleSortComposition(strategy, dataSource)</text:span></text:p>
        </draw:rect>
        <draw:rect draw:style-name="gr2" draw:text-style-name="P4" xml:id="id9" draw:id="id9" draw:layer="measurelines" svg:width="14.5cm" svg:height="1.1cm" svg:x="37.1cm" svg:y="24.7cm">
          <text:p text:style-name="P4"><text:span text:style-name="T2">InsertionSortComposition</text:span></text:p>
        </draw:rect>
        <draw:rect draw:style-name="gr2" draw:text-style-name="P3" draw:layer="measurelines" svg:width="14.5cm" svg:height="1.1cm" svg:x="37.1cm" svg:y="25.8cm">
          <text:p text:style-name="P4"><text:span text:style-name="T2">InsertionSortComposition(strategy, dataSource)</text:span></text:p>
        </draw:rect>
        <draw:custom-shape draw:style-name="gr1" draw:text-style-name="P1" xml:id="id8" draw:id="id8" draw:layer="measurelines" svg:width="1.7cm" svg:height="1.2cm" svg:x="35.501cm" svg:y="22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3" draw:layer="measurelines" draw:line-skew="-0.751cm" svg:x1="28.75cm" svg:y1="24.7cm" svg:x2="35.501cm" svg:y2="23.201cm" draw:start-shape="id7" draw:start-glue-point="0" draw:end-shape="id8" draw:end-glue-point="6" svg:d="M28750 24700v-1500h6751v1">
          <text:p/>
        </draw:connector>
        <draw:connector draw:style-name="gr6" draw:text-style-name="P3" draw:layer="measurelines" draw:line-skew="-0.751cm" svg:x1="37.201cm" svg:y1="23.201cm" svg:x2="44.35cm" svg:y2="24.7cm" draw:start-shape="id8" draw:start-glue-point="8" draw:end-shape="id9" svg:d="M37201 23201v-1h7149v1500">
          <text:p/>
        </draw:connector>
        <draw:connector draw:style-name="gr3" draw:text-style-name="P3" draw:layer="measurelines" draw:type="line" svg:x1="36.351cm" svg:y1="22.001cm" svg:x2="36.3cm" svg:y2="20.1cm" draw:start-shape="id8" draw:start-glue-point="4" draw:end-shape="id10" draw:end-glue-point="2" svg:d="M36351 22001l-51-1901">
          <text:p/>
        </draw:connector>
        <draw:connector draw:style-name="gr3" draw:text-style-name="P3" draw:layer="measurelines" draw:type="line" svg:x1="44.353cm" svg:y1="23.195cm" svg:x2="53.084cm" svg:y2="23.283cm" svg:d="M44353 23195l8731 88">
          <text:p/>
        </draw:connector>
        <draw:rect draw:style-name="gr2" draw:text-style-name="P3" xml:id="id10" draw:id="id10" draw:layer="measurelines" svg:width="12.2cm" svg:height="2cm" svg:x="30.2cm" svg:y="18.1cm">
          <text:p text:style-name="P3">Composition(<text:span text:style-name="T2">strategy, dataSource</text:span>)</text:p>
          <text:p text:style-name="P3">StartAlgorythm()</text:p>
        </draw:rect>
        <draw:rect draw:style-name="gr2" draw:text-style-name="P2" xml:id="id12" draw:id="id12" draw:layer="measurelines" svg:width="12.2cm" svg:height="1.1cm" svg:x="61.6cm" svg:y="22.5cm">
          <text:p text:style-name="P2"><text:span text:style-name="T1">AlgorythmStrategy</text:span></text:p>
        </draw:rect>
        <draw:rect draw:style-name="gr2" draw:text-style-name="P3" xml:id="id15" draw:id="id15" draw:layer="measurelines" svg:width="12.2cm" svg:height="3.1cm" svg:x="61.6cm" svg:y="23.6cm">
          <text:p text:style-name="P3"><text:span text:style-name="T2">AlgorythmStrategy</text:span>(<text:span text:style-name="T2">composition</text:span>)</text:p>
          <text:p text:style-name="P3"><text:span text:style-name="T2">SetComposition</text:span>(composition)</text:p>
          <text:p text:style-name="P3"><text:span text:style-name="T1">StartWork()</text:span></text:p>
        </draw:rect>
        <draw:rect draw:style-name="gr2" draw:text-style-name="P2" xml:id="id13" draw:id="id13" draw:layer="measurelines" svg:width="14.3cm" svg:height="1.1cm" svg:x="92.6cm" svg:y="30.1cm">
          <text:p text:style-name="P2"><text:span text:style-name="T1">DataSingletone</text:span></text:p>
        </draw:rect>
        <draw:rect draw:style-name="gr2" draw:text-style-name="P3" xml:id="id19" draw:id="id19" draw:layer="measurelines" svg:width="14.3cm" svg:height="3.1cm" svg:x="92.6cm" svg:y="31.2cm">
          <text:p text:style-name="P3">registrator(singletoneName<text:span text:style-name="T2">, singletoneSize</text:span>)</text:p>
          <text:p text:style-name="P3"><text:span text:style-name="T1">Instance()</text:span></text:p>
          <text:p text:style-name="P3"><text:span text:style-name="T1">operator[]</text:span></text:p>
        </draw:rect>
        <draw:custom-shape draw:style-name="gr4" draw:text-style-name="P3" xml:id="id11" draw:id="id11" draw:layer="measurelines" svg:width="0.8cm" svg:height="0.5cm" svg:x="42.501cm" svg:y="18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measurelines" svg:x1="43.301cm" svg:y1="18.551cm" svg:x2="67.7cm" svg:y2="22.5cm" draw:start-shape="id11" draw:start-glue-point="7" draw:end-shape="id12" draw:end-glue-point="0" svg:d="M43301 18551h24399v3949">
          <text:p/>
        </draw:connector>
        <draw:connector draw:style-name="gr5" draw:text-style-name="P3" draw:layer="measurelines" svg:x1="43.301cm" svg:y1="18.551cm" svg:x2="99.75cm" svg:y2="30.1cm" draw:start-shape="id11" draw:start-glue-point="7" draw:end-shape="id13" draw:end-glue-point="0" svg:d="M43301 18551h56449v11549">
          <text:p/>
        </draw:connector>
        <draw:rect draw:style-name="gr2" draw:text-style-name="P2" xml:id="id17" draw:id="id17" draw:layer="measurelines" svg:width="12.2cm" svg:height="1.1cm" svg:x="68.4cm" svg:y="31.6cm">
          <text:p text:style-name="P4"><text:span text:style-name="T2">InsertionSortStrategy</text:span></text:p>
        </draw:rect>
        <draw:rect draw:style-name="gr2" draw:text-style-name="P3" draw:layer="measurelines" svg:width="12.2cm" svg:height="2.2cm" svg:x="68.4cm" svg:y="32.7cm">
          <text:p text:style-name="P3"><text:span text:style-name="T2">InsertionSortStrategy</text:span>(<text:span text:style-name="T2">composition</text:span>)</text:p>
          <text:p text:style-name="P3"><text:span text:style-name="T1">StartWork</text:span>()</text:p>
        </draw:rect>
        <draw:rect draw:style-name="gr2" draw:text-style-name="P4" xml:id="id16" draw:id="id16" draw:layer="measurelines" svg:width="12.2cm" svg:height="1.1cm" svg:x="54.5cm" svg:y="31.6cm">
          <text:p text:style-name="P4"><text:span text:style-name="T2">BubbleSortStrategy</text:span></text:p>
        </draw:rect>
        <draw:rect draw:style-name="gr2" draw:text-style-name="P3" draw:layer="measurelines" svg:width="12.2cm" svg:height="2.3cm" svg:x="54.5cm" svg:y="32.7cm">
          <text:p text:style-name="P3"><text:span text:style-name="T2">BubbleSortStrategy</text:span>(<text:span text:style-name="T2">composition</text:span>)</text:p>
          <text:p text:style-name="P3"><text:span text:style-name="T1">StartWork</text:span>()</text:p>
        </draw:rect>
        <draw:custom-shape draw:style-name="gr1" draw:text-style-name="P1" xml:id="id14" draw:id="id14" draw:layer="measurelines" svg:width="1.7cm" svg:height="1.2cm" svg:x="66.802cm" svg:y="28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measurelines" draw:type="line" svg:x1="67.652cm" svg:y1="28.702cm" svg:x2="67.7cm" svg:y2="26.7cm" draw:start-shape="id14" draw:start-glue-point="4" draw:end-shape="id15" draw:end-glue-point="2" svg:d="M67652 28702l48-2002">
          <text:p/>
        </draw:connector>
        <draw:connector draw:style-name="gr6" draw:text-style-name="P3" draw:layer="measurelines" draw:line-skew="-0.852cm" svg:x1="60.6cm" svg:y1="31.6cm" svg:x2="66.802cm" svg:y2="29.902cm" draw:start-shape="id16" draw:start-glue-point="0" draw:end-shape="id14" draw:end-glue-point="6" svg:d="M60600 31600v-1700h6202v2">
          <text:p/>
        </draw:connector>
        <draw:connector draw:style-name="gr6" draw:text-style-name="P3" draw:layer="measurelines" draw:line-skew="-0.852cm" svg:x1="74.5cm" svg:y1="31.6cm" svg:x2="68.502cm" svg:y2="29.902cm" draw:start-shape="id17" draw:start-glue-point="0" draw:end-shape="id14" draw:end-glue-point="8" svg:d="M74500 31600v-1700h-5998v2">
          <text:p/>
        </draw:connector>
        <draw:connector draw:style-name="gr5" draw:text-style-name="P3" draw:layer="measurelines" draw:line-skew="8.2cm" svg:x1="61.6cm" svg:y1="23.05cm" svg:x2="42.4cm" svg:y2="19.75cm" draw:start-shape="id12" svg:d="M61600 23050h-1650v-3300h-17550">
          <text:p/>
        </draw:connector>
        <draw:connector draw:style-name="gr3" draw:text-style-name="P3" draw:layer="measurelines" draw:type="line" svg:x1="74.436cm" svg:y1="29.942cm" svg:x2="82.947cm" svg:y2="29.986cm" svg:d="M74436 29942l8511 44">
          <text:p/>
        </draw:connector>
        <draw:rect draw:style-name="gr2" draw:text-style-name="P4" xml:id="id20" draw:id="id20" draw:layer="measurelines" svg:width="12.2cm" svg:height="1.1cm" svg:x="85.1cm" svg:y="38.8cm">
          <text:p text:style-name="P4"><text:span text:style-name="T2">ArraySingletone</text:span></text:p>
        </draw:rect>
        <draw:rect draw:style-name="gr2" draw:text-style-name="P3" draw:layer="measurelines" svg:width="12.2cm" svg:height="3.5cm" svg:x="85.1cm" svg:y="39.9cm">
          <text:p text:style-name="P3"><text:span text:style-name="T2">ArraySingletone</text:span>(<text:span text:style-name="T2">initializer</text:span>)</text:p>
          <text:p text:style-name="P3"><text:span text:style-name="T1">Instance()</text:span></text:p>
          <text:p text:style-name="P3"><text:span text:style-name="T1">operator[]</text:span></text:p>
        </draw:rect>
        <draw:custom-shape draw:style-name="gr1" draw:text-style-name="P1" xml:id="id18" draw:id="id18" draw:layer="measurelines" svg:width="1.7cm" svg:height="1.2cm" svg:x="98.889cm" svg:y="36.1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measurelines" draw:type="line" svg:x1="99.739cm" svg:y1="36.131cm" svg:x2="99.75cm" svg:y2="34.3cm" draw:start-shape="id18" draw:start-glue-point="4" draw:end-shape="id19" draw:end-glue-point="2" svg:d="M99739 36131l11-1831">
          <text:p/>
        </draw:connector>
        <draw:connector draw:style-name="gr6" draw:text-style-name="P3" draw:layer="measurelines" draw:line-skew="-0.716cm" svg:x1="91.2cm" svg:y1="38.8cm" svg:x2="98.889cm" svg:y2="37.331cm" draw:start-shape="id20" draw:start-glue-point="0" draw:end-shape="id18" draw:end-glue-point="6" svg:d="M91200 38800v-1450h7689v-19">
          <text:p/>
        </draw:connector>
        <draw:connector draw:style-name="gr3" draw:text-style-name="P3" draw:layer="measurelines" draw:type="line" svg:x1="100.589cm" svg:y1="37.331cm" svg:x2="107.686cm" svg:y2="37.35cm" draw:start-shape="id18" draw:start-glue-point="8" svg:d="M100589 37331l7097 19">
          <text:p/>
        </draw:connector>
        <draw:rect draw:style-name="gr2" draw:text-style-name="P2" draw:layer="measurelines" svg:width="14.3cm" svg:height="1.1cm" svg:x="65.2cm" svg:y="38.9cm">
          <text:p text:style-name="P2"><text:span text:style-name="T1">DataSource</text:span></text:p>
        </draw:rect>
        <draw:rect draw:style-name="gr2" draw:text-style-name="P3" xml:id="id22" draw:id="id22" draw:layer="measurelines" svg:width="14.3cm" svg:height="2.6cm" svg:x="65.2cm" svg:y="40cm">
          <text:p text:style-name="P3">GetIterator()</text:p>
          <text:p text:style-name="P3"><text:span text:style-name="T1">SetIterator(iterator)</text:span></text:p>
          <text:p text:style-name="P3"><text:span text:style-name="T1">operator[]</text:span></text:p>
        </draw:rect>
        <draw:custom-shape draw:style-name="gr4" draw:text-style-name="P3" xml:id="id21" draw:id="id21" draw:layer="measurelines" svg:width="0.8cm" svg:height="0.5cm" svg:x="84.302cm" svg:y="4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24" draw:id="id24" draw:layer="measurelines" svg:width="14.3cm" svg:height="1.1cm" svg:x="65.2cm" svg:y="42.6cm">
          <text:p text:style-name="P2"><text:span text:style-name="T1">_</text:span><text:span text:style-name="T2">iterator</text:span></text:p>
        </draw:rect>
        <draw:connector draw:style-name="gr5" draw:text-style-name="P3" draw:layer="measurelines" draw:type="line" svg:x1="84.302cm" svg:y1="41.252cm" svg:x2="79.5cm" svg:y2="41.3cm" draw:start-shape="id21" draw:start-glue-point="5" draw:end-shape="id22" svg:d="M84302 41252l-4802 48">
          <text:p/>
        </draw:connector>
        <draw:custom-shape draw:style-name="gr1" draw:text-style-name="P1" xml:id="id23" draw:id="id23" draw:layer="measurelines" svg:width="1.7cm" svg:height="1.2cm" svg:x="71.49cm" svg:y="45.7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measurelines" draw:type="line" svg:x1="72.34cm" svg:y1="45.732cm" svg:x2="72.35cm" svg:y2="43.7cm" draw:start-shape="id23" draw:start-glue-point="4" draw:end-shape="id24" draw:end-glue-point="2" svg:d="M72340 45732l10-2032">
          <text:p/>
        </draw:connector>
        <draw:rect draw:style-name="gr2" draw:text-style-name="P4" xml:id="id25" draw:id="id25" draw:layer="measurelines" svg:width="14.3cm" svg:height="1.1cm" svg:x="74.1cm" svg:y="48.8cm">
          <text:p text:style-name="P4"><text:span text:style-name="T2">ArraySource</text:span></text:p>
        </draw:rect>
        <draw:rect draw:style-name="gr2" draw:text-style-name="P3" draw:layer="measurelines" svg:width="14.3cm" svg:height="2.6cm" svg:x="74.1cm" svg:y="49.9cm">
          <text:p text:style-name="P3"><text:span text:style-name="T1">SetIterator(iterator)</text:span></text:p>
          <text:p text:style-name="P3"><text:span text:style-name="T1">operator[]</text:span></text:p>
        </draw:rect>
        <draw:rect draw:style-name="gr2" draw:text-style-name="P2" draw:layer="measurelines" svg:width="14.3cm" svg:height="1.1cm" svg:x="74.1cm" svg:y="52.5cm">
          <text:p text:style-name="P2"><text:span text:style-name="T1">_</text:span><text:span text:style-name="T2">source</text:span></text:p>
        </draw:rect>
        <draw:connector draw:style-name="gr6" draw:text-style-name="P3" draw:layer="measurelines" draw:line-skew="-0.917cm" svg:x1="81.25cm" svg:y1="48.8cm" svg:x2="73.19cm" svg:y2="46.932cm" draw:start-shape="id25" draw:start-glue-point="0" draw:end-shape="id23" draw:end-glue-point="8" svg:d="M81250 48800v-1850h-8060v-18">
          <text:p/>
        </draw:connector>
        <draw:connector draw:style-name="gr3" draw:text-style-name="P3" draw:layer="measurelines" draw:type="line" svg:x1="71.49cm" svg:y1="46.932cm" svg:x2="65.087cm" svg:y2="46.919cm" draw:start-shape="id23" draw:start-glue-point="6" svg:d="M71490 46932l-6403-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l </meta:initial-creator>
    <meta:creation-date>2023-06-04T16:49:33.27</meta:creation-date>
    <dc:date>2023-06-14T12:01:00</dc:date>
    <dc:creator>Danil </dc:creator>
    <meta:editing-duration>P9DT13H4M11S</meta:editing-duration>
    <meta:editing-cycles>5</meta:editing-cycles>
    <meta:generator>OpenOffice/4.1.10$Win32 OpenOffice.org_project/4110m2$Build-9807</meta:generator>
    <meta:document-statistic meta:object-count="60"/>
  </office:meta>
</office:document-meta>
</file>